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case-sensitive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Evolution1</text:p>
          </table:table-cell>
          <table:table-cell table:style-name="ce1" office:value-type="string" calcext:value-type="string">
            <text:p>Evolution2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calcext:conditional-formats>
          <calcext:conditional-format calcext:target-range-address="Sheet1.A2:Sheet1.A10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heet1.B2:Sheet1.B10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2:15:38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Collins</meta:initial-creator>
    <meta:creation-date>2016-07-24T19:52:47.619000000</meta:creation-date>
    <dc:date>2016-07-24T22:16:32.206000000</dc:date>
    <dc:creator>Dan Collins</dc:creator>
    <meta:editing-duration>PT2H23M32S</meta:editing-duration>
    <meta:editing-cycles>4</meta:editing-cycles>
    <meta:generator>LibreOffice/5.1.4.2$Windows_x86 LibreOffice_project/f99d75f39f1c57ebdd7ffc5f42867c12031db97a</meta:generator>
    <meta:document-statistic meta:table-count="1" meta:cell-count="20" meta:object-count="0"/>
  </office:meta>
</office:document-meta>
</file>